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8fde6" officeooo:paragraph-rsid="0008fde6" style:font-weight-asian="bold" style:font-weight-complex="bold"/>
    </style:style>
    <style:style style:name="P2" style:family="paragraph" style:parent-style-name="Standard">
      <style:text-properties fo:font-weight="normal" officeooo:rsid="0008fde6" officeooo:paragraph-rsid="0008fde6" style:font-weight-asian="normal" style:font-weight-complex="normal"/>
    </style:style>
    <style:style style:name="P3" style:family="paragraph" style:parent-style-name="Standard">
      <style:text-properties fo:font-weight="normal" officeooo:rsid="000ad03c" officeooo:paragraph-rsid="000ad03c" style:font-weight-asian="normal" style:font-weight-complex="normal"/>
    </style:style>
    <style:style style:name="P4" style:family="paragraph" style:parent-style-name="Standard">
      <style:text-properties fo:font-weight="normal" officeooo:rsid="000ca8c4" officeooo:paragraph-rsid="000ca8c4"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ca8c4" style:font-style-asian="normal" style:font-style-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text:p>
      <text:p text:style-name="P2">Welcome to our presentation on Particle Systems. The inspiration for todays topic comes from the paper <text:span text:style-name="T1">Particle Systems: A Technique for Modelling a Class of Fuzzy Objects</text:span> by William T Reeves.</text:p>
      <text:p text:style-name="P2"/>
      <text:p text:style-name="P2">In this paper Reeves set out a methodology for modelling objects such as fire, water, smoke and clouds as collections of particles. Famously this technique was used in the movie <text:span text:style-name="T1">Star Trek II: The Wrath of Khan.</text:span><text:span text:style-name="T2"> The </text:span><text:span text:style-name="T1"><text:s/>genesis sequence </text:span><text:span text:style-name="T2">shows a bomb exploding into a barren planet sparking flames which engulf the planet in turn reinvigrating the planet.</text:span></text:p>
      <text:p text:style-name="P2"><text:span text:style-name="T2"/></text:p>
      <text:p text:style-name="P2"><text:span text:style-name="T4">Basic model of particle systems</text:span></text:p>
      <text:p text:style-name="P2"><text:span text:style-name="T2">A particle system is a collection of many minute particles that collectively represent a fuzzy object. A system is developed in which particles are generated, move and change within the system, eventually being removed from the system. A set of parameters are used to allow the model designer to control the shape, apperance and dynamics of the particles within the system.</text:span></text:p>
      <text:p text:style-name="P2"><text:span text:style-name="T2"/></text:p>
      <text:p text:style-name="P2"><text:span text:style-name="T2">1) Particle generation: The number of particles generated is important because it strongly influences the density of the fuzzy object. One method of generating new particles is to control the mean number of new particles generated per frame and its variance with the equation </text:span><text:span text:style-name="T1">NewParts(f) = MeanParts(f) + Rand() * VarParts(f), </text:span><text:span text:style-name="T2">where Rand() is a random number between -1 and 1.</text:span></text:p>
      <text:p text:style-name="P2"><text:span text:style-name="T2"/></text:p>
      <text:p text:style-name="P3"><text:span text:style-name="T2">A simple linear function is used to allow the particle system to grow or shrink in intensity as the program moves frame by frame. The linear function is defined as </text:span></text:p>
      <text:p text:style-name="P3"><text:span text:style-name="T1">MeanParts(f) = InitialMeanParts + DeltaMeanParts * (f – f(0)), </text:span><text:span text:style-name="T2">where f is the current frame during which the particle system is alive, </text:span><text:span text:style-name="T1">InitialMeanParts </text:span><text:span text:style-name="T2">is the mean number of particles at f(0) and </text:span><text:span text:style-name="T1">DeltaMeanParts </text:span><text:span text:style-name="T2">represents its rate of change.</text:span></text:p>
      <text:p text:style-name="P3"><text:span text:style-name="T2"/></text:p>
      <text:p text:style-name="P3"><text:span text:style-name="T2">2) Particle attributes: Each particle generated is defined by the following attributes:</text:span></text:p>
      <text:p text:style-name="P3"><text:span text:style-name="T2">- initial position</text:span></text:p>
      <text:p text:style-name="P3"><text:span text:style-name="T2">- initial velocity</text:span></text:p>
      <text:p text:style-name="P3"><text:span text:style-name="T2">- initial size</text:span></text:p>
      <text:p text:style-name="P3"><text:span text:style-name="T2">- initial colour</text:span></text:p>
      <text:p text:style-name="P3"><text:span text:style-name="T2">- initial transparency</text:span></text:p>
      <text:p text:style-name="P3"><text:span text:style-name="T2">- shape</text:span></text:p>
      <text:p text:style-name="P3"><text:span text:style-name="T2">- lifetime</text:span></text:p>
      <text:p text:style-name="P3"><text:span text:style-name="T2"/></text:p>
      <text:p text:style-name="P3"><text:span text:style-name="T2">Any number of possible attributes could be used within a particle system however we must be concious of time and computational constraints.</text:span></text:p>
      <text:p text:style-name="P3"><text:span text:style-name="T2"/></text:p>
      <text:p text:style-name="P3"><text:span text:style-name="T2">3) Particle dynamics: </text:span><text:span text:style-name="T3">Individual particles must change over time in colour, transparency and size. It is essential that particles move from one frame to the next. To enable particles to move frame by frame a velocity vector is added to its position vector. Acceleration values are used to simulate gravity and allow particles to move in non linear lines.</text:span></text:p>
      <text:p text:style-name="P3"><text:span text:style-name="T3"/></text:p>
      <text:p text:style-name="P4"><text:span text:style-name="T2">4) Particle extinction: There are a few methods for determining the lifetime of a particle. One way is to have a limit on its lifetime measured by frames. Once a particles lifetime reaches zero it is terminated. Another way of ensuring particle extinction is to track the distance of a particle and killing it off if it moves beyond a specified distance from the origin of its parent particle system</text:span></text:p>
      <text:p text:style-name="P4"><text:span text:style-name="T2"/></text:p>
      <text:p text:style-name="P4"><text:span text:style-name="T2">5) Particle rendering:</text:span></text:p>
      <text:p text:style-name="P4"><text:span text:style-name="T2"/></text:p>
      <text:p text:style-name="P4"><text:span text:style-name="T2">6) Particle hierarchy:</text:span></text:p>
      <text:p text:style-name="P3"><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2:52:48.601828519</meta:creation-date>
    <dc:date>2019-10-20T13:27:07.499493380</dc:date>
    <meta:editing-duration>PT9M58S</meta:editing-duration>
    <meta:editing-cycles>1</meta:editing-cycles>
    <meta:document-statistic meta:table-count="0" meta:image-count="0" meta:object-count="0" meta:page-count="1" meta:paragraph-count="22" meta:word-count="473" meta:character-count="2861" meta:non-whitespace-character-count="2405"/>
    <meta:generator>LibreOffice/6.0.7.3$Linux_X86_64 LibreOffice_project/00m0$Build-3</meta:generator>
  </office:meta>
</office:document-meta>
</file>